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5.8cm"/>
    </style:style>
    <style:style style:name="co8" style:family="table-column">
      <style:table-column-properties fo:break-before="auto" style:column-width="4.967cm"/>
    </style:style>
    <style:style style:name="co9" style:family="table-column">
      <style:table-column-properties fo:break-before="auto" style:column-width="2.746cm"/>
    </style:style>
    <style:style style:name="co10" style:family="table-column">
      <style:table-column-properties fo:break-before="auto" style:column-width="4.994cm"/>
    </style:style>
    <style:style style:name="co11" style:family="table-column">
      <style:table-column-properties fo:break-before="auto" style:column-width="4.106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023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office:value-type="string">
            <text:p>composants R</text:p>
          </table:table-cell>
          <table:table-cell office:value-type="string">
            <text:p>valeur</text:p>
          </table:table-cell>
          <table:table-cell office:value-type="string">
            <text:p>quantitée par ch</text:p>
          </table:table-cell>
          <table:table-cell office:value-type="string">
            <text:p>mixer</text:p>
          </table:table-cell>
          <table:table-cell office:value-type="string">
            <text:p>total</text:p>
          </table:table-cell>
          <table:table-cell/>
          <table:table-cell office:value-type="string">
            <text:p>composants C</text:p>
          </table:table-cell>
          <table:table-cell office:value-type="string">
            <text:p>valeur</text:p>
          </table:table-cell>
          <table:table-cell office:value-type="string">
            <text:p>quantitée par ch</text:p>
          </table:table-cell>
          <table:table-cell office:value-type="string">
            <text:p>mixer</text:p>
          </table:table-cell>
          <table:table-cell office:value-type="string">
            <text:p>total</text:p>
          </table:table-cell>
          <table:table-cell/>
          <table:table-cell office:value-type="string">
            <text:p>composants T et AOP</text:p>
          </table:table-cell>
          <table:table-cell office:value-type="string">
            <text:p>designation</text:p>
          </table:table-cell>
          <table:table-cell office:value-type="string">
            <text:p>equivalence</text:p>
          </table:table-cell>
          <table:table-cell office:value-type="string">
            <text:p>quantitée par ch</text:p>
          </table:table-cell>
          <table:table-cell office:value-type="string">
            <text:p>mixer </text:p>
          </table:table-cell>
          <table:table-cell office:value-type="string">
            <text:p>total</text:p>
          </table:table-cell>
          <table:table-cell/>
          <table:table-cell office:value-type="string">
            <text:p>Potentiometres</text:p>
          </table:table-cell>
          <table:table-cell office:value-type="string">
            <text:p>val</text:p>
          </table:table-cell>
        </table:table-row>
        <table:table-row table:style-name="ro2">
          <table:table-cell office:value-type="string">
            <text:p>R574 R576 R532 R535 R539 R571</text:p>
          </table:table-cell>
          <table:table-cell office:value-type="string">
            <text:p>100K</text:p>
          </table:table-cell>
          <table:table-cell table:number-columns-repeated="4"/>
          <table:table-cell office:value-type="string">
            <text:p>C574 C575</text:p>
          </table:table-cell>
          <table:table-cell office:value-type="string">
            <text:p>10.00 ????? electroethylique</text:p>
          </table:table-cell>
          <table:table-cell table:number-columns-repeated="4"/>
          <table:table-cell office:value-type="string">
            <text:p>Q501 Q503</text:p>
          </table:table-cell>
          <table:table-cell office:value-type="string">
            <text:p>2SC3324</text:p>
          </table:table-cell>
          <table:table-cell table:number-columns-repeated="5"/>
          <table:table-cell office:value-type="string">
            <text:p>VR501 GAIN</text:p>
          </table:table-cell>
          <table:table-cell office:value-type="string">
            <text:p>10k</text:p>
          </table:table-cell>
        </table:table-row>
        <table:table-row table:style-name="ro2">
          <table:table-cell office:value-type="string">
            <text:p>R577 R578 R514 R515 R518</text:p>
          </table:table-cell>
          <table:table-cell office:value-type="string">
            <text:p>33K</text:p>
          </table:table-cell>
          <table:table-cell table:number-columns-repeated="4"/>
          <table:table-cell office:value-type="string">
            <text:p>C501 C502 C503 C505</text:p>
          </table:table-cell>
          <table:table-cell office:value-type="string">
            <text:p>470p</text:p>
          </table:table-cell>
          <table:table-cell table:number-columns-repeated="4"/>
          <table:table-cell office:value-type="string">
            <text:p>Q502 Q504 Q505</text:p>
          </table:table-cell>
          <table:table-cell office:value-type="string">
            <text:p>KTC3875S</text:p>
          </table:table-cell>
          <table:table-cell table:number-columns-repeated="7"/>
        </table:table-row>
        <table:table-row table:style-name="ro2">
          <table:table-cell office:value-type="string">
            <text:p>R580 R536</text:p>
          </table:table-cell>
          <table:table-cell office:value-type="string">
            <text:p>4,7K</text:p>
          </table:table-cell>
          <table:table-cell table:number-columns-repeated="4"/>
          <table:table-cell office:value-type="string">
            <text:p>C504</text:p>
          </table:table-cell>
          <table:table-cell office:value-type="string">
            <text:p>470µ</text:p>
          </table:table-cell>
          <table:table-cell table:number-columns-repeated="4"/>
          <table:table-cell office:value-type="string">
            <text:p>Q506</text:p>
          </table:table-cell>
          <table:table-cell office:value-type="string">
            <text:p>KTA1504S</text:p>
          </table:table-cell>
          <table:table-cell table:number-columns-repeated="7"/>
        </table:table-row>
        <table:table-row table:style-name="ro2">
          <table:table-cell office:value-type="string">
            <text:p>R501 R502 R505 R513</text:p>
          </table:table-cell>
          <table:table-cell office:value-type="string">
            <text:p>10ohm</text:p>
          </table:table-cell>
          <table:table-cell table:number-columns-repeated="4"/>
          <table:table-cell office:value-type="string">
            <text:p>C506 C508</text:p>
          </table:table-cell>
          <table:table-cell office:value-type="string">
            <text:p>33p</text:p>
          </table:table-cell>
          <table:table-cell table:number-columns-repeated="4"/>
          <table:table-cell office:value-type="string">
            <text:p>LD501</text:p>
          </table:table-cell>
          <table:table-cell table:number-columns-repeated="8"/>
        </table:table-row>
        <table:table-row table:style-name="ro2">
          <table:table-cell office:value-type="string">
            <text:p>R503 R504 R530</text:p>
          </table:table-cell>
          <table:table-cell office:value-type="string">
            <text:p>47K</text:p>
          </table:table-cell>
          <table:table-cell table:number-columns-repeated="4"/>
          <table:table-cell office:value-type="string">
            <text:p>C507 C512 C520 C541 C530</text:p>
          </table:table-cell>
          <table:table-cell office:value-type="string">
            <text:p>100p</text:p>
          </table:table-cell>
          <table:table-cell table:number-columns-repeated="4"/>
          <table:table-cell office:value-type="string">
            <text:p>IC501</text:p>
          </table:table-cell>
          <table:table-cell office:value-type="string">
            <text:p>NJM4580MD</text:p>
          </table:table-cell>
          <table:table-cell office:value-type="string">
            <text:p>RC4580</text:p>
          </table:table-cell>
          <table:table-cell table:number-columns-repeated="6"/>
        </table:table-row>
        <table:table-row table:style-name="ro2">
          <table:table-cell office:value-type="string">
            <text:p>R506 R511</text:p>
          </table:table-cell>
          <table:table-cell office:value-type="string">
            <text:p>2,2k</text:p>
          </table:table-cell>
          <table:table-cell table:number-columns-repeated="4"/>
          <table:table-cell office:value-type="string">
            <text:p>C509 C513 C514</text:p>
          </table:table-cell>
          <table:table-cell office:value-type="string">
            <text:p>25 /10 ??????</text:p>
          </table:table-cell>
          <table:table-cell table:number-columns-repeated="13"/>
        </table:table-row>
        <table:table-row table:style-name="ro2">
          <table:table-cell office:value-type="string">
            <text:p>R510</text:p>
          </table:table-cell>
          <table:table-cell office:value-type="string">
            <text:p>27ohm</text:p>
          </table:table-cell>
          <table:table-cell table:number-columns-repeated="4"/>
          <table:table-cell office:value-type="string">
            <text:p>C510 C511</text:p>
          </table:table-cell>
          <table:table-cell office:value-type="string">
            <text:p>0,082µ</text:p>
          </table:table-cell>
          <table:table-cell table:number-columns-repeated="13"/>
        </table:table-row>
        <table:table-row table:style-name="ro2">
          <table:table-cell office:value-type="string">
            <text:p>R507 R512</text:p>
          </table:table-cell>
          <table:table-cell office:value-type="string">
            <text:p>3,9k</text:p>
          </table:table-cell>
          <table:table-cell table:number-columns-repeated="4"/>
          <table:table-cell office:value-type="string">
            <text:p>C515</text:p>
          </table:table-cell>
          <table:table-cell office:value-type="string">
            <text:p>0.015µ</text:p>
          </table:table-cell>
          <table:table-cell table:number-columns-repeated="13"/>
        </table:table-row>
        <table:table-row table:style-name="ro2">
          <table:table-cell office:value-type="string">
            <text:p>R508 R509 R522 R525 R526</text:p>
          </table:table-cell>
          <table:table-cell office:value-type="string">
            <text:p>10k</text:p>
          </table:table-cell>
          <table:table-cell table:number-columns-repeated="4"/>
          <table:table-cell office:value-type="string">
            <text:p>C516</text:p>
          </table:table-cell>
          <table:table-cell office:value-type="string">
            <text:p>0.01µ</text:p>
          </table:table-cell>
          <table:table-cell table:number-columns-repeated="13"/>
        </table:table-row>
        <table:table-row table:style-name="ro2">
          <table:table-cell office:value-type="string">
            <text:p>R516 R520</text:p>
          </table:table-cell>
          <table:table-cell office:value-type="string">
            <text:p>220k</text:p>
          </table:table-cell>
          <table:table-cell table:number-columns-repeated="4"/>
          <table:table-cell office:value-type="string">
            <text:p>C517</text:p>
          </table:table-cell>
          <table:table-cell office:value-type="string">
            <text:p>0,012µ</text:p>
          </table:table-cell>
          <table:table-cell table:number-columns-repeated="13"/>
        </table:table-row>
        <table:table-row table:style-name="ro2">
          <table:table-cell office:value-type="string">
            <text:p>R517</text:p>
          </table:table-cell>
          <table:table-cell office:value-type="string">
            <text:p>16k</text:p>
          </table:table-cell>
          <table:table-cell table:number-columns-repeated="4"/>
          <table:table-cell office:value-type="string">
            <text:p>C518</text:p>
          </table:table-cell>
          <table:table-cell office:value-type="string">
            <text:p>3900p</text:p>
          </table:table-cell>
          <table:table-cell table:number-columns-repeated="13"/>
        </table:table-row>
        <table:table-row table:style-name="ro2">
          <table:table-cell office:value-type="string">
            <text:p>R523 R527</text:p>
          </table:table-cell>
          <table:table-cell office:value-type="string">
            <text:p>680ohm</text:p>
          </table:table-cell>
          <table:table-cell table:number-columns-repeated="4"/>
          <table:table-cell office:value-type="string">
            <text:p>C519</text:p>
          </table:table-cell>
          <table:table-cell office:value-type="string">
            <text:p>27p</text:p>
          </table:table-cell>
          <table:table-cell table:number-columns-repeated="13"/>
        </table:table-row>
        <table:table-row table:style-name="ro2">
          <table:table-cell office:value-type="string">
            <text:p>R524 R528 R529</text:p>
          </table:table-cell>
          <table:table-cell office:value-type="string">
            <text:p>2,7k</text:p>
          </table:table-cell>
          <table:table-cell table:number-columns-repeated="4"/>
          <table:table-cell office:value-type="string">
            <text:p>C523</text:p>
          </table:table-cell>
          <table:table-cell office:value-type="string">
            <text:p>1000p</text:p>
          </table:table-cell>
          <table:table-cell table:number-columns-repeated="13"/>
        </table:table-row>
        <table:table-row table:style-name="ro2">
          <table:table-cell office:value-type="string">
            <text:p>R537</text:p>
          </table:table-cell>
          <table:table-cell office:value-type="string">
            <text:p>3,3k</text:p>
          </table:table-cell>
          <table:table-cell table:number-columns-repeated="4"/>
          <table:table-cell office:value-type="string">
            <text:p>C521</text:p>
          </table:table-cell>
          <table:table-cell office:value-type="string">
            <text:p>4,7µ ??</text:p>
          </table:table-cell>
          <table:table-cell table:number-columns-repeated="13"/>
        </table:table-row>
        <table:table-row table:style-name="ro2">
          <table:table-cell office:value-type="string">
            <text:p>R533</text:p>
          </table:table-cell>
          <table:table-cell office:value-type="string">
            <text:p>8,2k</text:p>
          </table:table-cell>
          <table:table-cell table:number-columns-repeated="4"/>
          <table:table-cell office:value-type="string">
            <text:p>C526</text:p>
          </table:table-cell>
          <table:table-cell office:value-type="string">
            <text:p>0,047µ ??</text:p>
          </table:table-cell>
          <table:table-cell table:number-columns-repeated="13"/>
        </table:table-row>
        <table:table-row table:style-name="ro2">
          <table:table-cell office:value-type="string">
            <text:p>R572</text:p>
          </table:table-cell>
          <table:table-cell office:value-type="string">
            <text:p>330ohm</text:p>
          </table:table-cell>
          <table:table-cell table:number-columns-repeated="4"/>
          <table:table-cell office:value-type="string">
            <text:p>C529</text:p>
          </table:table-cell>
          <table:table-cell office:value-type="string">
            <text:p>10 ???</text:p>
          </table:table-cell>
          <table:table-cell table:number-columns-repeated="13"/>
        </table:table-row>
        <table:table-row table:style-name="ro2">
          <table:table-cell office:value-type="string">
            <text:p>R561 R541</text:p>
          </table:table-cell>
          <table:table-cell office:value-type="string">
            <text:p>220ohm</text:p>
          </table:table-cell>
          <table:table-cell table:number-columns-repeated="4"/>
          <table:table-cell office:value-type="string">
            <text:p>C531</text:p>
          </table:table-cell>
          <table:table-cell office:value-type="string">
            <text:p>68p</text:p>
          </table:table-cell>
          <table:table-cell table:number-columns-repeated="13"/>
        </table:table-row>
        <table:table-row table:style-name="ro2">
          <table:table-cell office:value-type="string">
            <text:p>R540</text:p>
          </table:table-cell>
          <table:table-cell office:value-type="string">
            <text:p>36k</text:p>
          </table:table-cell>
          <table:table-cell table:number-columns-repeated="4"/>
          <table:table-cell office:value-type="string">
            <text:p>C532</text:p>
          </table:table-cell>
          <table:table-cell office:value-type="string">
            <text:p>47µ ??</text:p>
          </table:table-cell>
          <table:table-cell table:number-columns-repeated="13"/>
        </table:table-row>
        <table:table-row table:style-name="ro2">
          <table:table-cell office:value-type="string">
            <text:p>R542 R573 5575</text:p>
          </table:table-cell>
          <table:table-cell office:value-type="string">
            <text:p>6,8k</text:p>
          </table:table-cell>
          <table:table-cell table:number-columns-repeated="4"/>
          <table:table-cell office:value-type="string">
            <text:p>C571</text:p>
          </table:table-cell>
          <table:table-cell table:number-columns-repeated="14"/>
        </table:table-row>
        <table:table-row table:style-name="ro2">
          <table:table-cell office:value-type="string">
            <text:p>R543</text:p>
          </table:table-cell>
          <table:table-cell office:value-type="string">
            <text:p>15k</text:p>
          </table:table-cell>
          <table:table-cell table:number-columns-repeated="19"/>
        </table:table-row>
        <table:table-row table:style-name="ro2">
          <table:table-cell office:value-type="string">
            <text:p>R579</text:p>
          </table:table-cell>
          <table:table-cell office:value-type="string">
            <text:p>100ohm</text:p>
          </table:table-cell>
          <table:table-cell table:number-columns-repeated="19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/09/2023</text:date>, <text:time>10:2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m</meta:initial-creator>
    <meta:creation-date>2022-09-13T08:11:13.20</meta:creation-date>
    <meta:generator>OpenOffice/4.1.12$Win32 OpenOffice.org_project/4112m1$Build-9809</meta:generator>
    <dc:date>2023-09-13T10:26:32.63</dc:date>
    <dc:creator>alexandre m</dc:creator>
    <meta:editing-duration>P1DT12H29M</meta:editing-duration>
    <meta:editing-cycles>27</meta:editing-cycles>
    <meta:document-statistic meta:table-count="3" meta:cell-count="109" meta:object-count="0"/>
  </office:meta>
</office:document-meta>
</file>